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Aquí tienes una versión completamente reescrita, clara, estructurada y con la profundidad conceptual que esta sección necesita. Mantiene tu tono, explica con precisión cómo se diseña el individuo para el problema del Laberinto y prepara al lector para la puesta en marcha del sistema. Está alrededor de 800 palabras.</text:p>
      <text:p text:style-name="Horizontal_20_Line"/>
      <text:h text:style-name="Heading_20_2" text:outline-level="2"><text:span text:style-name="Strong_20_Emphasis">3‑4‑2 — El individuo como único componente del sistema</text:span></text:h>
      <text:p text:style-name="Text_20_body">Para construir una nueva especie adaptada al problema del Laberinto, debemos empezar por su unidad fundamental: <text:span text:style-name="Strong_20_Emphasis">el individuo</text:span>. En nuestro modelo lógico, el individuo no es un organismo biológico, sino una entidad funcional que reúne en sí misma todos los elementos necesarios para que el sistema pueda operar: un <text:span text:style-name="Strong_20_Emphasis">ADN</text:span> que actúa como memoria, un mecanismo de <text:span text:style-name="Strong_20_Emphasis">reproducción</text:span> que transforma la información y un <text:span text:style-name="Strong_20_Emphasis">ciclo de vida</text:span> que pone en marcha el proceso de cálculo. El individuo es, por así decirlo, el chasis que contiene y coordina todos los componentes del sistema.</text:p>
      <text:p text:style-name="Text_20_body">En esta sección veremos cómo diseñamos ese individuo para que pueda representar un estado del juego, generar descendientes y avanzar en la resolución del problema.</text:p>
      <text:p text:style-name="Horizontal_20_Line"/>
      <text:h text:style-name="Heading_20_3" text:outline-level="3"><text:span text:style-name="Strong_20_Emphasis">El ADN: la memoria del individuo</text:span></text:h>
      <text:p text:style-name="Text_20_body">Cada individuo posee su propio ADN, que en nuestro modelo funciona como una memoria de solo lectura. En él almacenamos tanto los <text:span text:style-name="Strong_20_Emphasis">datos</text:span> que describen el estado del juego como los <text:span text:style-name="Strong_20_Emphasis">métodos</text:span> necesarios para transformarlos.</text:p>
      <text:p text:style-name="Text_20_body">Dado que el problema que queremos resolver es el Laberinto, el individuo debe contener exactamente la información necesaria para representar un estado del juego. Esa información es mínima pero suficiente:</text:p>
      <text:list xml:id="list1089067857" text:style-name="L1">
        <text:list-item>
          <text:p text:style-name="P3"><text:span text:style-name="Strong_20_Emphasis">La posición actual de la ficha</text:span> sobre el tablero. </text:p>
        </text:list-item>
        <text:list-item>
          <text:p text:style-name="P2"><text:span text:style-name="Strong_20_Emphasis">El camino recorrido</text:span> desde el inicio de la partida hasta ese punto. </text:p>
        </text:list-item>
      </text:list>
      <text:p text:style-name="Text_20_body">Podemos representarlo con una estructura simple:</text:p>
      <text:p text:style-name="Preformatted_20_Text"><text:span text:style-name="Source_20_Text">DATOS = {</text:span></text:p>
      <text:p text:style-name="Preformatted_20_Text"><text:span text:style-name="Source_20_Text"><text:s text:c="4"/>posicion = 'C3';</text:span></text:p>
      <text:p text:style-name="Preformatted_20_Text"><text:span text:style-name="Source_20_Text"><text:s text:c="4"/>camino_recorrido = 'A1-A2-B2-B3';</text:span></text:p>
      <text:p text:style-name="P1"><text:span text:style-name="Source_20_Text">}</text:span></text:p>
      <text:p text:style-name="Text_20_body">Esta estructura permite reconstruir el estado completo del proceso en cualquier momento. Si detuviéramos la simulación y la reanudáramos más tarde, bastaría con leer estos datos para continuar exactamente desde el mismo punto.</text:p>
      <text:p text:style-name="Text_20_body">Pero el ADN no contiene solo datos. También almacena los <text:span text:style-name="Strong_20_Emphasis">métodos</text:span> que permiten transformar esos datos durante la reproducción. En este caso, necesitamos dos funciones esenciales:</text:p>
      <text:list xml:id="list927618287" text:style-name="L2">
        <text:list-item>
          <text:p text:style-name="P5">Un método que devuelva todas las jugadas válidas desde la posición actual. </text:p>
        </text:list-item>
        <text:list-item>
          <text:p text:style-name="P4"><text:soft-page-break/>Un método que construya el camino que heredarán los descendientes, añadiendo la nueva posición al camino recorrido. </text:p>
        </text:list-item>
      </text:list>
      <text:p text:style-name="Text_20_body">Podría expresarse así:</text:p>
      <text:p text:style-name="Preformatted_20_Text"><text:span text:style-name="Source_20_Text">camino_heredable(camino_recorrido, posicion) {</text:span></text:p>
      <text:p text:style-name="Preformatted_20_Text"><text:span text:style-name="Source_20_Text"><text:s text:c="4"/>return camino_recorrido + posicion;</text:span></text:p>
      <text:p text:style-name="P1"><text:span text:style-name="Source_20_Text">}</text:span></text:p>
      <text:p text:style-name="Text_20_body">Con estos métodos en su memoria, el individuo sabe cómo generar nuevas versiones de sí mismo. No necesita inteligencia adicional: la lógica está inscrita en su ADN.</text:p>
      <text:p text:style-name="Horizontal_20_Line"/>
      <text:h text:style-name="Heading_20_3" text:outline-level="3"><text:span text:style-name="Strong_20_Emphasis">La reproducción: el procesador del sistema</text:span></text:h>
      <text:p text:style-name="Text_20_body">La reproducción es el mecanismo mediante el cual el individuo transforma la información contenida en su ADN y crea nuevas versiones de sí mismo. En el contexto del Laberinto, la reproducción funciona de manera muy concreta: <text:span text:style-name="Strong_20_Emphasis">por cada movimiento válido desde su posición actual, el individuo crea un hijo</text:span>.</text:p>
      <text:p text:style-name="Text_20_body">Cada hijo tendrá:</text:p>
      <text:list xml:id="list2906415310" text:style-name="L3">
        <text:list-item>
          <text:p text:style-name="P7">una nueva posición, correspondiente a uno de los movimientos válidos; </text:p>
        </text:list-item>
        <text:list-item>
          <text:p text:style-name="P7">un camino heredado, que es el camino del padre ampliado con la nueva posición; </text:p>
        </text:list-item>
        <text:list-item>
          <text:p text:style-name="P6">y una copia exacta de los métodos almacenados en el ADN. </text:p>
        </text:list-item>
      </text:list>
      <text:p text:style-name="Text_20_body">Durante la reproducción, el individuo no modifica su propia memoria. Su ADN permanece inmutable. Lo que hace es <text:span text:style-name="Strong_20_Emphasis">leer</text:span> su memoria, <text:span text:style-name="Strong_20_Emphasis">aplicar</text:span> los métodos y <text:span text:style-name="Strong_20_Emphasis">crear</text:span> una nueva cadena de ADN para cada descendiente. Cada hijo es una nueva instancia del proceso, con un conjunto de datos ligeramente diferente.</text:p>
      <text:p text:style-name="Text_20_body">Así, la reproducción actúa como un procesador: transforma la información y genera nuevas versiones del estado del sistema. Cada hijo representa un paso más en la exploración del Laberinto.</text:p>
      <text:p text:style-name="Horizontal_20_Line"/>
      <text:h text:style-name="Heading_20_3" text:outline-level="3"><text:span text:style-name="Strong_20_Emphasis">El ciclo de vida: el programa principal</text:span></text:h>
      <text:p text:style-name="Text_20_body">El ciclo de vida del individuo es el mecanismo que pone en marcha el sistema. Es su programa principal, el conjunto de instrucciones que debe ejecutar desde que nace hasta que muere. En nuestro modelo, el ciclo de vida es extremadamente simple:</text:p>
      <text:list xml:id="list1336180831" text:style-name="L4">
        <text:list-item>
          <text:p text:style-name="P9"><text:span text:style-name="Strong_20_Emphasis">Nacimiento</text:span>: se crea una nueva instancia del individuo con su ADN inicial. </text:p>
        </text:list-item>
        <text:list-item>
          <text:p text:style-name="P9"><text:span text:style-name="Strong_20_Emphasis">Reproducción</text:span>: el individuo genera todos los descendientes posibles, uno por cada jugada válida. </text:p>
        </text:list-item>
        <text:list-item>
          <text:p text:style-name="P8"><text:span text:style-name="Strong_20_Emphasis">Muerte</text:span>: una vez completada su función, el individuo es eliminado del sistema. </text:p>
        </text:list-item>
      </text:list>
      <text:p text:style-name="Text_20_body">El individuo no hace nada más. No toma decisiones, no evalúa alternativas, no busca soluciones. Su única tarea es avanzar un paso en el proceso de cálculo y delegar el resto a su descendencia. La <text:soft-page-break/>inteligencia del sistema no reside en el individuo, sino en la continuidad del ciclo de vida a lo largo de generaciones.</text:p>
      <text:p text:style-name="Horizontal_20_Line"/>
      <text:h text:style-name="Heading_20_3" text:outline-level="3"><text:span text:style-name="Strong_20_Emphasis">Síntesis</text:span></text:h>
      <text:p text:style-name="Text_20_body">El individuo es el único componente del sistema porque contiene todo lo necesario para que el proceso funcione: datos, métodos, memoria y procesador. Su diseño es simple, pero su comportamiento, multiplicado generación tras generación, da lugar a un proceso capaz de explorar el Laberinto y construir una solución.</text:p>
      <text:p text:style-name="Text_20_body">En la siguiente sección veremos cómo definimos el <text:span text:style-name="Strong_20_Emphasis">aspecto</text:span> del individuo: la forma exacta que tendrá su ADN lógico y cómo representaremos su estructura interna para que pueda operar dentro del sistem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8T18:05:26.339000000</meta:creation-date>
    <dc:date>2026-02-28T18:16:15.692000000</dc:date>
    <meta:editing-duration>PT31S</meta:editing-duration>
    <meta:editing-cycles>1</meta:editing-cycles>
    <meta:document-statistic meta:table-count="0" meta:image-count="0" meta:object-count="0" meta:page-count="3" meta:paragraph-count="40" meta:word-count="812" meta:character-count="5081" meta:non-whitespace-character-count="4296"/>
    <meta:generator>LibreOffice/7.3.5.2$Windows_X86_64 LibreOffice_project/184fe81b8c8c30d8b5082578aee2fed2ea847c01</meta:generator>
  </office:meta>
</office:document-meta>
</file>